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4c4c" officeooo:paragraph-rsid="00094c4c"/>
    </style:style>
    <style:style style:name="P2" style:family="paragraph" style:parent-style-name="Standard">
      <style:text-properties fo:font-weight="bold" officeooo:rsid="00094c4c" officeooo:paragraph-rsid="00094c4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94c4c" officeooo:paragraph-rsid="00094c4c" style:font-size-asian="18pt" style:font-weight-asian="bold" style:font-size-complex="18pt" style:font-weight-complex="bold"/>
    </style:style>
    <style:style style:name="P4" style:family="paragraph" style:parent-style-name="Standard">
      <style:text-properties fo:font-style="italic" officeooo:rsid="00094c4c" officeooo:paragraph-rsid="00094c4c" style:font-style-asian="italic" style:font-style-complex="italic"/>
    </style:style>
    <style:style style:name="P5" style:family="paragraph" style:parent-style-name="Standard">
      <style:text-properties fo:font-style="normal" officeooo:rsid="00094c4c" officeooo:paragraph-rsid="00094c4c" style:font-style-asian="normal" style:font-style-complex="normal"/>
    </style:style>
    <style:style style:name="P6" style:family="paragraph" style:parent-style-name="Standard">
      <style:text-properties fo:font-size="15pt" fo:font-style="normal" fo:font-weight="bold" officeooo:rsid="00094c4c" officeooo:paragraph-rsid="00094c4c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font-weight="bold" officeooo:rsid="00094c4c" officeooo:paragraph-rsid="00094c4c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text-properties officeooo:rsid="00094c4c" officeooo:paragraph-rsid="00094c4c"/>
    </style:style>
    <style:style style:name="P9" style:family="paragraph" style:parent-style-name="Standard" style:list-style-name="L2">
      <style:text-properties officeooo:rsid="00094c4c" officeooo:paragraph-rsid="00094c4c"/>
    </style:style>
    <style:style style:name="P10" style:family="paragraph" style:parent-style-name="Standard" style:list-style-name="L3">
      <style:text-properties officeooo:rsid="00094c4c" officeooo:paragraph-rsid="00094c4c"/>
    </style:style>
    <style:style style:name="P11" style:family="paragraph" style:parent-style-name="Standard" style:list-style-name="L4">
      <style:text-properties officeooo:rsid="00094c4c" officeooo:paragraph-rsid="00094c4c"/>
    </style:style>
    <style:style style:name="P12" style:family="paragraph" style:parent-style-name="Standard">
      <style:text-properties fo:font-style="italic" officeooo:rsid="00094c4c" officeooo:paragraph-rsid="00094c4c" style:font-style-asian="italic" style:font-style-complex="italic"/>
    </style:style>
    <style:style style:name="P13" style:family="paragraph" style:parent-style-name="Standard">
      <style:text-properties fo:font-style="italic" officeooo:rsid="00094c4c" officeooo:paragraph-rsid="000ae18b" style:font-style-asian="italic" style:font-style-complex="italic"/>
    </style:style>
    <style:style style:name="P14" style:family="paragraph" style:parent-style-name="Standard">
      <style:text-properties fo:font-style="italic" officeooo:rsid="000ae18b" officeooo:paragraph-rsid="000ae18b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ae1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arding Pass API Integration Guide</text:p>
      <text:p text:style-name="P1"/>
      <text:p text:style-name="P1">The boarding pass integration program is divided into 4 functions :</text:p>
      <text:p text:style-name="P1"/>
      <text:p text:style-name="P1">1. <text:span text:style-name="T1">Loading</text:span> : File object loading and filtering into file types images and pdfs</text:p>
      <text:p text:style-name="P1"/>
      <text:p text:style-name="P1">2.<text:span text:style-name="T1"> Compression </text:span>: if file is single image, compress the image and create a data url.</text:p>
      <text:p text:style-name="P1"/>
      <text:p text:style-name="P1">3. <text:span text:style-name="T1">Pdf-To-Png</text:span> : If file is pdf conversion to images and create data urls.</text:p>
      <text:p text:style-name="P1"/>
      <text:p text:style-name="P1">4. <text:span text:style-name="T1">Detection API </text:span>request-response</text:p>
      <text:p text:style-name="P1"/>
      <text:p text:style-name="P1">Before the program begins, we will be creating few global variables.</text:p>
      <text:p text:style-name="P1"/>
      <text:p text:style-name="P4">let dataUrl =[]</text:p>
      <text:p text:style-name="P4">let pdfNum;</text:p>
      <text:p text:style-name="P4">const options = {</text:p>
      <text:p text:style-name="P4"><text:s text:c="4"/>maxSizeMB:1,</text:p>
      <text:p text:style-name="P4"><text:s text:c="4"/>maxWidthOrHeight: 1920,</text:p>
      <text:p text:style-name="P4"><text:s text:c="4"/>useWebWorker: true</text:p>
      <text:p text:style-name="P4">}</text:p>
      <text:p text:style-name="P1"><text:s text:c="16"/></text:p>
      <text:list xml:id="list8970873492603425141" text:style-name="L1">
        <text:list-item>
          <text:p text:style-name="P8">The first function is a simple loading function that acts on element.oninput() or element.onchange on the input element.</text:p>
        </text:list-item>
        <text:list-item>
          <text:p text:style-name="P8">The function works asynchronously as the functions called inside require promises. </text:p>
        </text:list-item>
        <text:list-item>
          <text:p text:style-name="P8">The function segragates objects on the basis of file type, if image then it calles streamer function.</text:p>
        </text:list-item>
        <text:list-item>
          <text:p text:style-name="P8">If the file is pdf, it calls pdfToPng.</text:p>
        </text:list-item>
        <text:list-item>
          <text:p text:style-name="P8">We are emptying the global array dataUrl because we want fresh data on every load event.</text:p>
        </text:list-item>
      </text:list>
      <text:p text:style-name="P1"/>
      <text:p text:style-name="P4">var loadFile = async function(event) {</text:p>
      <text:p text:style-name="P4"><text:s text:c="8"/>dataUrl = [];</text:p>
      <text:p text:style-name="P4"><text:s text:c="8"/>fileObj = event.target.files[0];</text:p>
      <text:p text:style-name="P4"><text:s text:c="8"/>if((fileObj.type=="image/png")||(fileObj.type=="image/jpg")||(fileObj.type=="image/jpeg")) streamer(event.target.files[0]);</text:p>
      <text:p text:style-name="P4"><text:s text:c="8"/>else if(fileObj.type=="application/pdf") pdfToPng(input)</text:p>
      <text:p text:style-name="P4"><text:s text:c="8"/>else console.log("none")</text:p>
      <text:p text:style-name="P4">}</text:p>
      <text:p text:style-name="P1"/>
      <text:p text:style-name="P2">IMPORTANT : the input variable in the above function is the name of the element variable which is attached to loadFile.</text:p>
      <text:p text:style-name="P1"/>
      <text:p text:style-name="P1"><text:span text:style-name="T2">Compression</text:span> </text:p>
      <text:p text:style-name="P1"/>
      <text:list xml:id="list1046812243586785517" text:style-name="L2">
        <text:list-item>
          <text:p text:style-name="P9">The second function is streamer which does compression of the file, if the file is an image. For this an external JS file has to be used.</text:p>
        </text:list-item>
        <text:list-item>
          <text:p text:style-name="P9">The function is again an asynchronous function as it awaits compressed files.</text:p>
        </text:list-item>
        <text:list-item>
          <text:p text:style-name="P9">It also calls another function urlMaker which creates the URL for the compressed file.</text:p>
        </text:list-item>
        <text:list-item>
          <text:p text:style-name="P9">The function pushes the created URL in dataUrl global array.</text:p>
        </text:list-item>
      </text:list>
      <text:p text:style-name="P1"/>
      <text:p text:style-name="P4">&lt;script src="compressor.js"&gt;&lt;/script&gt;</text:p>
      <text:p text:style-name="P1"><text:soft-page-break/></text:p>
      <text:p text:style-name="P4">function urlMaker(file){</text:p>
      <text:p text:style-name="P4"><text:s text:c="4"/>reader = new FileReader();</text:p>
      <text:p text:style-name="P4"><text:s text:c="4"/>reader.onloadend = function () {</text:p>
      <text:p text:style-name="P4"><text:s text:c="8"/>dataUrl.push(reader.result);</text:p>
      <text:p text:style-name="P4"><text:s text:c="4"/>};</text:p>
      <text:p text:style-name="P4"><text:s text:c="4"/>reader.readAsDataURL(file);</text:p>
      <text:p text:style-name="P4">} <text:s/></text:p>
      <text:p text:style-name="P4"/>
      <text:p text:style-name="P4">async function streamer(file){</text:p>
      <text:p text:style-name="P4"><text:s text:c="20"/>cf = await imageCompression(file, options); </text:p>
      <text:p text:style-name="P4"><text:s text:c="20"/>await urlMaker(cf); <text:s text:c="7"/></text:p>
      <text:p text:style-name="P4">};</text:p>
      <text:p text:style-name="P4"/>
      <text:p text:style-name="P6">PDF To PNG</text:p>
      <text:p text:style-name="P6"/>
      <text:list xml:id="list8439898651922738786" text:style-name="L3">
        <text:list-item>
          <text:p text:style-name="P10">The third function is that of pdfToPng which converts the given pdf file into corresponding images.</text:p>
        </text:list-item>
        <text:list-item>
          <text:p text:style-name="P10">Its a function which again uses an external library, PDF.js.</text:p>
        </text:list-item>
        <text:list-item>
          <text:p text:style-name="P10">The canvas element created is an invisible element and it is through painting on that canvas are we creating the pngs. Don’t change display to any other value.</text:p>
        </text:list-item>
      </text:list>
      <text:p text:style-name="P1"/>
      <text:p text:style-name="P1"><text:span text:style-name="T3">&lt;script src="</text:span><text:a xlink:type="simple" xlink:href="https://cdn.jsdelivr.net/npm/pdfjs-dist@2.1.266/build/pdf.min.js" text:style-name="Internet_20_link" text:visited-style-name="Visited_20_Internet_20_Link"><text:span text:style-name="T3">https://cdn.jsdelivr.net/npm/pdfjs-dist@2.1.266/build/pdf.min.js</text:span></text:a><text:span text:style-name="T3">"&gt;&lt;/script&gt;</text:span></text:p>
      <text:p text:style-name="P4">function pdfToPng(el) {</text:p>
      <text:p text:style-name="P4">file = el.files[0] </text:p>
      <text:p text:style-name="P4">fileReader = new FileReader();</text:p>
      <text:p text:style-name="P4">fileReader.onload = function(ev) { </text:p>
      <text:p text:style-name="P4"><text:s text:c="4"/>pdfjsLib.getDocument(fileReader.result).then(function getPdfHelloWorld(pdf) {</text:p>
      <text:p text:style-name="P4"><text:s text:c="8"/>pdfNum = pdf.numPages;</text:p>
      <text:p text:style-name="P4"><text:s text:c="8"/>for(let i=1;i&lt;=pdfNum;i++){</text:p>
      <text:p text:style-name="P4"><text:s text:c="12"/>pdf.getPage(i).then(function getPageHelloWorld(page) {</text:p>
      <text:p text:style-name="P4"><text:s text:c="12"/>var scale = 1.5;</text:p>
      <text:p text:style-name="P4"><text:s text:c="12"/>var viewport = page.getViewport(scale);</text:p>
      <text:p text:style-name="P4"><text:s text:c="12"/>var canvas = document.createElement('canvas');</text:p>
      <text:p text:style-name="P4"><text:s text:c="12"/>canvas.style.display = "none";</text:p>
      <text:p text:style-name="P4"><text:s text:c="12"/>el.appendChild(canvas);</text:p>
      <text:p text:style-name="P4"/>
      <text:p text:style-name="P4"><text:s text:c="12"/>var context = canvas.getContext('2d');</text:p>
      <text:p text:style-name="P4"><text:s text:c="12"/>canvas.height = viewport.height;</text:p>
      <text:p text:style-name="P4"><text:s text:c="12"/>canvas.width = viewport.width;</text:p>
      <text:p text:style-name="P4"><text:s text:c="12"/>var task = page.render({</text:p>
      <text:p text:style-name="P4"><text:s text:c="16"/>canvasContext: context,</text:p>
      <text:p text:style-name="P4"><text:s text:c="16"/>viewport: viewport</text:p>
      <text:p text:style-name="P4"><text:s text:c="12"/>})</text:p>
      <text:p text:style-name="P4"><text:s text:c="12"/>task.promise.then(function() {</text:p>
      <text:p text:style-name="P4"><text:s text:c="16"/>iimg = new Image();</text:p>
      <text:p text:style-name="P4"><text:s text:c="16"/>iimg = canvas.toDataURL('image/png');</text:p>
      <text:p text:style-name="P4"><text:s text:c="16"/>dataUrl.push(iimg);</text:p>
      <text:p text:style-name="P4"><text:s text:c="12"/>});</text:p>
      <text:p text:style-name="P4"><text:s text:c="8"/>});</text:p>
      <text:p text:style-name="P4"><text:s text:c="8"/>}</text:p>
      <text:p text:style-name="P4"><text:s text:c="8"/>}, </text:p>
      <text:p text:style-name="P4"><text:soft-page-break/><text:s text:c="8"/>function(error) console.log(error);</text:p>
      <text:p text:style-name="P4"><text:s text:c="4"/>};</text:p>
      <text:p text:style-name="P4"><text:s text:c="4"/>fileReader.readAsArrayBuffer(file);</text:p>
      <text:p text:style-name="P4">}</text:p>
      <text:p text:style-name="P1"/>
      <text:p text:style-name="P7">Detection API </text:p>
      <text:p text:style-name="P1"/>
      <text:list xml:id="list3008101904294372763" text:style-name="L4">
        <text:list-item>
          <text:p text:style-name="P11">The fourth function is simple asynchronous function that calls the Boarding Pass Detection API, built by our team. </text:p>
        </text:list-item>
        <text:list-item>
          <text:p text:style-name="P11">It is ideally meant to work on a click event, ideally bound to a div/button element.</text:p>
        </text:list-item>
        <text:list-item>
          <text:p text:style-name="P11">The function name is check, and has 4 arguments, which are policy number, flight number, flight operator and data.</text:p>
        </text:list-item>
        <text:list-item>
          <text:p text:style-name="P11">The data is an array object which contains all the data URLs of the images. </text:p>
        </text:list-item>
        <text:list-item>
          <text:p text:style-name="P11">The function inside runs a loop to call the API for all the images present within the pdf document.</text:p>
        </text:list-item>
        <text:list-item>
          <text:p text:style-name="P11">In case of single image, the loop would only run once, as data would be carrying a single element only.</text:p>
        </text:list-item>
        <text:list-item>
          <text:p text:style-name="P11">The API also takes in an additional argument doc_num which keeps an account of page number of the given pdf.</text:p>
        </text:list-item>
      </text:list>
      <text:p text:style-name="P1"/>
      <text:p text:style-name="P4">async function check(policyNum,flightNum,flightOp,data){</text:p>
      <text:p text:style-name="P4"><text:s text:c="4"/>for(let i=0;i&lt;data.length;i++)</text:p>
      <text:p text:style-name="P4"><text:s text:c="4"/>{</text:p>
      <text:p text:style-name="P4"><text:s text:c="8"/>let data = {</text:p>
      <text:p text:style-name="P4"><text:s text:c="12"/>"encoded_string": data[i],</text:p>
      <text:p text:style-name="P4"><text:s text:c="12"/>"policy_no": policyNum,</text:p>
      <text:p text:style-name="P4"><text:s text:c="12"/>"flight_no": flightNum,</text:p>
      <text:p text:style-name="P4"><text:s text:c="12"/>"flight_op": flightOp,</text:p>
      <text:p text:style-name="P4"><text:s text:c="12"/>"doc_num" : (i+1).toString()</text:p>
      <text:p text:style-name="P4"><text:s text:c="8"/>}</text:p>
      <text:p text:style-name="P4"/>
      <text:p text:style-name="P4"><text:s text:c="8"/>let response = await fetch('https://39u3b3cep7.execute-api.ap-south-1.amazonaws.com/prod/checker', {</text:p>
      <text:p text:style-name="P13"><text:s text:c="12"/><text:span text:style-name="T4">method: 'POST',</text:span></text:p>
      <text:p text:style-name="P14"><text:s text:c="24"/>headers: {</text:p>
      <text:p text:style-name="P14"><text:s text:c="24"/>'Content-Type': 'application/json;charset=utf-8',</text:p>
      <text:p text:style-name="P14"><text:s text:c="24"/>'authorizationToken' : 'abc123'</text:p>
      <text:p text:style-name="P14"><text:s text:c="24"/>},</text:p>
      <text:p text:style-name="P14"><text:s text:c="24"/>mode: 'cors',</text:p>
      <text:p text:style-name="P14"><text:s text:c="24"/>body: JSON.stringify(data)</text:p>
      <text:p text:style-name="P14"><text:s text:c="20"/>});</text:p>
      <text:p text:style-name="P4"><text:s text:c="8"/></text:p>
      <text:p text:style-name="P4"><text:s text:c="8"/>let result = await response.json();</text:p>
      <text:p text:style-name="P4"><text:s text:c="8"/>return result; </text:p>
      <text:p text:style-name="P4"><text:s text:c="4"/>}</text:p>
      <text:p text:style-name="P4"><text:s text:c="4"/></text:p>
      <text:p text:style-name="P4">}</text:p>
      <text:p text:style-name="P4"/>
      <text:p text:style-name="P5">The result of this API would be in the form of a JSON object containing three elements. </text:p>
      <text:p text:style-name="P5">1. Document Number : <text:s/>which will be 1 for images, and page-wise for PDFs</text:p>
      <text:p text:style-name="P5">2. Score : score that the algorithm has given to that particular image/page number</text:p>
      <text:p text:style-name="P5"><text:soft-page-break/>3. Label : Boarding Pass or ‘Other’, giving a discrete label based on the threshold set by us.</text:p>
      <text:p text:style-name="P5"/>
      <text:p text:style-name="P5">To see the above program in full action, and to understand integration easily, kindly use the following link – <text:a xlink:type="simple" xlink:href="https://kriteesh.github.io/tfcheck/index.html" text:style-name="Internet_20_link" text:visited-style-name="Visited_20_Internet_20_Link">https://kriteesh.github.io/tfcheck/index.html</text:a> 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54:16.332866534</meta:creation-date>
    <dc:date>2021-04-06T16:35:16.128429969</dc:date>
    <meta:editing-duration>PT4H28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20" meta:word-count="713" meta:character-count="5712" meta:non-whitespace-character-count="4383"/>
  </office:meta>
</office:document-meta>
</file>